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</style:style>
    <style:style style:name="T2" style:parent-style-name="Policepardéfaut" style:family="text">
      <style:text-properties style:font-name="Calibri" fo:font-size="11pt" style:font-size-asian="11pt"/>
    </style:style>
    <style:style style:name="P3" style:parent-style-name="Standard" style:family="paragraph">
      <style:paragraph-properties fo:margin-bottom="0.1388in" fo:line-height="115%"/>
    </style:style>
    <style:style style:name="T4" style:parent-style-name="Policepardéfaut" style:family="text">
      <style:text-properties style:font-name="Calibri" fo:font-size="11pt" style:font-size-asian="11pt"/>
    </style:style>
    <style:style style:name="T5" style:parent-style-name="Policepardéfaut" style:family="text">
      <style:text-properties style:font-name="Calibri" fo:font-size="11pt" style:font-size-asian="11pt"/>
    </style:style>
    <style:style style:name="T6" style:parent-style-name="Policepardéfaut" style:family="text">
      <style:text-properties style:font-name="Calibri" fo:font-size="11pt" style:font-size-asian="11pt"/>
    </style:style>
    <style:style style:name="T7" style:parent-style-name="Policepardéfaut" style:family="text">
      <style:text-properties style:font-name="Calibri" fo:font-size="11pt" style:font-size-asian="11pt"/>
    </style:style>
    <style:style style:name="T8" style:parent-style-name="Policepardéfaut" style:family="text">
      <style:text-properties style:font-name="Calibri" fo:font-size="11pt" style:font-size-asian="11pt"/>
    </style:style>
    <style:style style:name="P9" style:parent-style-name="Standard" style:family="paragraph">
      <style:paragraph-properties fo:margin-bottom="0.1388in" fo:line-height="115%"/>
    </style:style>
    <style:style style:name="T10" style:parent-style-name="Policepardéfaut" style:family="text">
      <style:text-properties style:font-name="Calibri" fo:font-size="11pt" style:font-size-asian="11pt"/>
    </style:style>
    <style:style style:name="T11" style:parent-style-name="Policepardéfaut" style:family="text">
      <style:text-properties style:font-name="Calibri" fo:font-size="11pt" style:font-size-asian="11pt"/>
    </style:style>
    <style:style style:name="P12" style:parent-style-name="Standard" style:family="paragraph">
      <style:paragraph-properties fo:margin-bottom="0.1388in" fo:line-height="115%"/>
    </style:style>
    <style:style style:name="T13" style:parent-style-name="Policepardéfaut" style:family="text">
      <style:text-properties style:font-name="Calibri" fo:font-size="11pt" style:font-size-asian="11pt"/>
    </style:style>
    <style:style style:name="P14" style:parent-style-name="Standard" style:family="paragraph">
      <style:paragraph-properties fo:margin-bottom="0.1388in" fo:line-height="115%"/>
    </style:style>
    <style:style style:name="T15" style:parent-style-name="Policepardéfaut" style:family="text"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Madame, Monsieur,</text:span></text:p>
      <text:p text:style-name="P3"><text:span text:style-name="T4">Je vous envoie</text:span><text:span text:style-name="T5"><text:s/>ce mail afin d'établir un premier contact car je porte un intérêt envers votre entreprise que j'ai découverte lors de mes recherches. Actuellement en<text:s/></text:span><text:span text:style-name="T6">formation<text:s/></text:span><text:span text:style-name="T7">professionnalisante</text:span><text:span text:style-name="T8"><text:s/>à l'ADRAR, je suis à la recherche d’un stage et d’une première expérience en entreprise en tant que Développeur Web.</text:span></text:p>
      <text:p text:style-name="P9"><text:span text:style-name="T10">Si vous êtes intéressés par ma candidature, je vous laisse ci-joint mon CV en PJ et je reste disponible<text:s/></text:span><text:span text:style-name="T11">pour d’éventuelles questions.</text:span></text:p>
      <text:p text:style-name="P12"><text:span text:style-name="T13">Cordialement,</text:span></text:p>
      <text:p text:style-name="P14"><text:span text:style-name="T15">M. Théo RICHAR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berdev</dc:creator>
    <meta:creation-date>2023-12-04T18:14:00Z</meta:creation-date>
    <dc:date>2024-01-24T15:59:00Z</dc:date>
    <meta:template xlink:href="Normal.dotm" xlink:type="simple"/>
    <meta:editing-cycles>9</meta:editing-cycles>
    <meta:editing-duration>PT10080S</meta:editing-duration>
    <meta:document-statistic meta:page-count="1" meta:paragraph-count="1" meta:word-count="76" meta:character-count="493" meta:row-count="3" meta:non-whitespace-character-count="418"/>
  </office:meta>
</office:document-meta>
</file>